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c1c1c" draw:marker-end="Extrémités_20_de_20_flèche_20_1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cm" svg:y1="20.75cm" svg:x2="15cm" svg:y2="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31T16:10:02.804000000</meta:creation-date>
    <dc:date>2025-03-31T16:10:25.935000000</dc:date>
    <meta:editing-duration>PT23S</meta:editing-duration>
    <meta:editing-cycles>1</meta:editing-cycles>
    <meta:document-statistic meta:object-count="1"/>
    <meta:generator>LibreOffice/24.8.5.2$Windows_X86_64 LibreOffice_project/fddf2685c70b461e7832239a0162a77216259f22</meta:generator>
  </office:meta>
</office:document-meta>
</file>